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5.00944444444445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group<text:s/></text:p>
          </table:table-cell>
          <table:table-cell office:value-type="string" table:style-name="ce1">
            <text:p>ps.no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roject nam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731472" table:style-name="ce1">
            <text:p>10731472</text:p>
          </table:table-cell>
          <table:table-cell office:value-type="string" table:style-name="ce1">
            <text:p>a. udaya sri</text:p>
          </table:table-cell>
          <table:table-cell office:value-type="string" table:style-name="ce1">
            <text:p>OTT platfor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731061" table:style-name="ce1">
            <text:p>10731061</text:p>
          </table:table-cell>
          <table:table-cell office:value-type="string" table:style-name="ce1">
            <text:p>ketan kaka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131" table:style-name="ce1">
            <text:p>10731131</text:p>
          </table:table-cell>
          <table:table-cell office:value-type="string" table:style-name="ce1">
            <text:p>p.tharun kuma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646" table:style-name="ce1">
            <text:p>10731646</text:p>
          </table:table-cell>
          <table:table-cell office:value-type="string" table:style-name="ce1">
            <text:p>b.yesu babu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599" table:style-name="ce1">
            <text:p>10731599</text:p>
          </table:table-cell>
          <table:table-cell office:value-type="string" table:style-name="ce1">
            <text:p>s.varun venkat sai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731865" table:style-name="ce1">
            <text:p>10731865</text:p>
          </table:table-cell>
          <table:table-cell office:value-type="string" table:style-name="ce1">
            <text:p>Akshata Chandrakant Khaple</text:p>
          </table:table-cell>
          <table:table-cell office:value-type="string" table:style-name="ce1">
            <text:p>car survey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731901" table:style-name="ce1">
            <text:p>10731901</text:p>
          </table:table-cell>
          <table:table-cell office:value-type="string" table:style-name="ce1">
            <text:p>Aniket Khatk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219" table:style-name="ce1">
            <text:p>10731219</text:p>
          </table:table-cell>
          <table:table-cell office:value-type="string" table:style-name="ce1">
            <text:p>Rayani Jaya Prakash Narayana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106" table:style-name="ce1">
            <text:p>10731106</text:p>
          </table:table-cell>
          <table:table-cell office:value-type="string" table:style-name="ce1">
            <text:p>korra gurubrahmam naik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096" table:style-name="ce1">
            <text:p>10731096</text:p>
          </table:table-cell>
          <table:table-cell office:value-type="string" table:style-name="ce1">
            <text:p>mekala mahesh reddy<text:s/>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731788" table:style-name="ce1">
            <text:p>10731788</text:p>
          </table:table-cell>
          <table:table-cell office:value-type="string" table:style-name="ce1">
            <text:p>rutuja  raut<text:s/></text:p>
          </table:table-cell>
          <table:table-cell office:value-type="string" table:style-name="ce1">
            <text:p>e-commerc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731639" table:style-name="ce1">
            <text:p>10731639</text:p>
          </table:table-cell>
          <table:table-cell office:value-type="string" table:style-name="ce1">
            <text:p>mohan babu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539" table:style-name="ce1">
            <text:p>10731539</text:p>
          </table:table-cell>
          <table:table-cell office:value-type="string" table:style-name="ce1">
            <text:p>deepak patil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838" table:style-name="ce1">
            <text:p>10731838</text:p>
          </table:table-cell>
          <table:table-cell office:value-type="string" table:style-name="ce1">
            <text:p>sai sahithi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903" table:style-name="ce1">
            <text:p>10731903</text:p>
          </table:table-cell>
          <table:table-cell office:value-type="string" table:style-name="ce1">
            <text:p>aniket tirkey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731355" table:style-name="ce2">
            <text:p>10731355</text:p>
          </table:table-cell>
          <table:table-cell office:value-type="string" table:style-name="ce2">
            <text:p>Rohitha Chevuri</text:p>
          </table:table-cell>
          <table:table-cell office:value-type="string" table:style-name="ce1">
            <text:p>food-ordering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731750" table:style-name="ce2">
            <text:p>10731750</text:p>
          </table:table-cell>
          <table:table-cell office:value-type="string" table:style-name="ce2">
            <text:p>Eswar Durgesh Narkedimilli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816" table:style-name="ce2">
            <text:p>10731816</text:p>
          </table:table-cell>
          <table:table-cell office:value-type="string" table:style-name="ce2">
            <text:p>Gaurav Vishwakarma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829" table:style-name="ce2">
            <text:p>10731829</text:p>
          </table:table-cell>
          <table:table-cell office:value-type="string" table:style-name="ce2">
            <text:p>Mohan Sai Nunela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115" table:style-name="ce2">
            <text:p>10731115</text:p>
          </table:table-cell>
          <table:table-cell office:value-type="string" table:style-name="ce2">
            <text:p>Hari Peruri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731345" table:style-name="ce2">
            <text:p>10731345</text:p>
          </table:table-cell>
          <table:table-cell office:value-type="string" table:style-name="ce2">
            <text:p>Ponugoti Subhashini</text:p>
          </table:table-cell>
          <table:table-cell office:value-type="string" table:style-name="ce1">
            <text:p>analyzing google trends data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731631" table:style-name="ce2">
            <text:p>10731631</text:p>
          </table:table-cell>
          <table:table-cell office:value-type="string" table:style-name="ce1">
            <text:p>Mohammad Ana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136" table:style-name="ce2">
            <text:p>10731136</text:p>
          </table:table-cell>
          <table:table-cell office:value-type="string" table:style-name="ce2">
            <text:p>Garad Ravi Kuma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143" table:style-name="ce2">
            <text:p>10731143</text:p>
          </table:table-cell>
          <table:table-cell office:value-type="string" table:style-name="ce1">
            <text:p>Anantha Siva Ganesh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124" table:style-name="ce2">
            <text:p>10731124</text:p>
          </table:table-cell>
          <table:table-cell office:value-type="string" table:style-name="ce1">
            <text:p>Chilla Jagadeesh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731466" table:style-name="ce2">
            <text:p>10731466</text:p>
          </table:table-cell>
          <table:table-cell office:value-type="string" table:style-name="ce1">
            <text:p>Kanumuri Lohitha</text:p>
          </table:table-cell>
          <table:table-cell office:value-type="string" table:style-name="ce1">
            <text:p>e-learning platform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731258" table:style-name="ce2">
            <text:p>10731258</text:p>
          </table:table-cell>
          <table:table-cell office:value-type="string" table:style-name="ce1">
            <text:p>Ankit Dilip Roy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112" table:style-name="ce2">
            <text:p>10731112</text:p>
          </table:table-cell>
          <table:table-cell office:value-type="string" table:style-name="ce1">
            <text:p>Mangesh Milind Bhandakka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499" table:style-name="ce2">
            <text:p>10731499</text:p>
          </table:table-cell>
          <table:table-cell office:value-type="string" table:style-name="ce1">
            <text:p>Dhiraj Yashavanta Vairagad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731148" table:style-name="ce2">
            <text:p>10731148</text:p>
          </table:table-cell>
          <table:table-cell office:value-type="string" table:style-name="ce1">
            <text:p>Ravindrareddy Namala</text:p>
          </table:table-cell>
          <table:table-cell table:number-columns-repeated="16381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Savaram Varun Venkat Sai</meta:initial-creator>
    <dc:creator>Savaram Varun Venkat Sai</dc:creator>
    <meta:creation-date>2023-12-08T07:00:42Z</meta:creation-date>
    <dc:date>2023-12-08T07:17:56Z</dc:date>
  </office:meta>
</office:document-meta>
</file>